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5.439cm"/>
    </style:style>
    <style:style style:name="co7" style:family="table-column">
      <style:table-column-properties fo:break-before="auto" style:column-width="28.076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0.1b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1"/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Math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Arrays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Sound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0.2b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6" table:default-cell-style-name="ce16"/>
        <table:table-column table:style-name="co7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1"/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.</text:p>
            <text:p>This draws all visible tilebuffers and sprit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FRAMES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palette_index</text:p>
          </table:table-cell>
          <table:table-cell table:style-name="ce14" office:value-type="string" calcext:value-type="string">
            <text:p>Set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/>
          <table:table-cell table:style-name="ce14" office:value-type="string" calcext:value-type="string">
            <text:p>Clear window backgroun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Begin a code block that will execute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Math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Arrays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size</text:p>
          </table:table-cell>
          <table:table-cell table:style-name="ce15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name[index], x</text:p>
          </table:table-cell>
          <table:table-cell table:style-name="ce15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name, index</text:p>
          </table:table-cell>
          <table:table-cell table:style-name="ce15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source, destination</text:p>
          </table:table-cell>
          <table:table-cell table:style-name="ce15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Sprites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TILE.NEW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TILE.ADD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office:value-type="string" calcext:value-type="string">
            <text:p>frame_ix, tileset_ix</text:p>
          </table:table-cell>
          <table:table-cell table:style-name="ce15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office:value-type="string" calcext:value-type="string">
            <text:p><text:span text:style-name="T1">frame_ix</text:span>, fgc_palette_ix</text:p>
          </table:table-cell>
          <table:table-cell table:style-name="ce15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office:value-type="string" calcext:value-type="string">
            <text:p><text:span text:style-name="T1">frame_ix</text:span>, bgc_palette_ix</text:p>
          </table:table-cell>
          <table:table-cell table:style-name="ce15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office:value-type="string" calcext:value-type="string">
            <text:p>frame_ix, fgc_palette_ix, bgc_palette_ix</text:p>
          </table:table-cell>
          <table:table-cell table:style-name="ce15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the working tile in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Load the working tile from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office:value-type="string" calcext:value-type="string">
            <text:p>x, name</text:p>
          </table:table-cell>
          <table:table-cell table:style-name="ce15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/>
          <table:table-cell table:style-name="ce15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/>
          <table:table-cell table:style-name="ce15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office:value-type="string" calcext:value-type="string">
            <text:p>id, layers, columns, rows</text:p>
          </table:table-cell>
          <table:table-cell table:style-name="ce15" office:value-type="string" calcext:value-type="string">
            <text:p>Create a new tilebuffer (columns and rows are in tile unit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office:value-type="string" calcext:value-type="string">
            <text:p>id, x1, y1, x2, y2</text:p>
          </table:table-cell>
          <table:table-cell table:style-name="ce15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BCOL</text:p>
          </table:table-cell>
          <table:table-cell table:style-name="ce15" office:value-type="string" calcext:value-type="string">
            <text:p>id, bgc_palette_ix</text:p>
          </table:table-cell>
          <table:table-cell table:style-name="ce15" office:value-type="string" calcext:value-type="string">
            <text:p>Set tilebuffer background colo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8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8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8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office:value-type="string" calcext:value-type="string">
            <text:p>index, binary</text:p>
          </table:table-cell>
          <table:table-cell table:style-name="ce15" office:value-type="string" calcext:value-type="string">
            <text:p>Define pixel pattern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8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office:value-type="string" calcext:value-type="string">
            <text:p>index, rgb</text:p>
          </table:table-cell>
          <table:table-cell table:style-name="ce15" office:value-type="string" calcext:value-type="string">
            <text:p>Set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8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8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Sound</text:p>
          </table:table-cell>
          <table:covered-table-cell table:number-columns-repeated="2" table:style-name="ce8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8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8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8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value_1, value_2, value_3, value_4, …</text:p>
          </table:table-cell>
          <table:table-cell table:style-name="ce14" office:value-type="string" calcext:value-type="string">
            <text:p>Embed arbitrary data into the program. Only literal values are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8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EBUG</text:p>
          </table:table-cell>
          <table:table-cell table:style-name="ce14"/>
          <table:table-cell table:style-name="ce14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MSGBOX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8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/>
          <table:table-cell table:style-name="ce14" office:value-type="string" calcext:value-type="string">
            <text:p>Include another PTML file (only valid in main.ptm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65">
          <table:table-cell table:number-columns-repeated="16384"/>
        </table:table-row>
        <table:table-row table:style-name="ro4" table:number-rows-repeated="9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18T13:06:56.520000000</dc:date>
    <meta:editing-duration>P1DT7H59M9S</meta:editing-duration>
    <meta:editing-cycles>77</meta:editing-cycles>
    <meta:generator>LibreOffice/7.5.2.2$Windows_X86_64 LibreOffice_project/53bb9681a964705cf672590721dbc85eb4d0c3a2</meta:generator>
    <meta:document-statistic meta:table-count="2" meta:cell-count="497" meta:object-count="0"/>
  </office:meta>
</office:document-meta>
</file>